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9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7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3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number-columns-repeated="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4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table:style-name="ce4" office:value-type="string" calcext:value-type="string">
            <text:p>L9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P2</text:p>
          </table:table-cell>
          <table:table-cell table:style-name="ce4" office:value-type="string" calcext:value-type="string">
            <text:p>P3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P5</text:p>
          </table:table-cell>
          <table:table-cell table:style-name="ce4" office:value-type="string" calcext:value-type="string">
            <text:p>P6</text:p>
          </table:table-cell>
          <table:table-cell table:style-name="ce4" office:value-type="string" calcext:value-type="string">
            <text:p>P7</text:p>
          </table:table-cell>
          <table:table-cell office:value-type="string" calcext:value-type="string">
            <text:p>Practical Final</text:p>
          </table:table-cell>
          <table:table-cell table:style-name="ce9"/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office:value-type="string" calcext:value-type="string">
            <text:p>Quiz <text:s/>Final</text:p>
          </table:table-cell>
          <table:table-cell table:style-name="ce9"/>
          <table:table-cell table:style-name="ce11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 – P</text:p>
          </table:table-cell>
          <table:table-cell table:style-name="ce11" office:value-type="string" calcext:value-type="string">
            <text:p>FP – D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4"/>
        </table:table-row>
        <table:table-row table:style-name="ro1">
          <table:table-cell table:style-name="ce2" office:value-type="string" calcext:value-type="string">
            <text:p>Daniel Bonnet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7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81" calcext:value-type="float">
            <text:p>8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K2] + [.AB2] + [.AG2] + [.AK2]" office:value-type="float" office:value="0" calcext:value-type="float">
            <text:p>0.00000</text:p>
          </table:table-cell>
          <table:table-cell table:style-name="ce15" table:formula="of:=IF([.AM2]&gt;=0.9875;&quot;A+&quot;;  IF([.AM2]&gt;=0.94; &quot;A&quot;; IF([.AM2]&gt;=0.9; &quot;A-&quot;; IF([.AM2]&gt;=0.87; &quot;B+&quot;; IF([.AM2]&gt;=0.84;&quot;B&quot;; IF([.AM2]&gt;=0.8; &quot;B-&quot;; IF([.AM2]&gt;=0.77; &quot;C+&quot;; IF([.AM2]&gt;=0.74;&quot;C&quot;; IF([.AM2]&gt;=0.7; &quot;C-&quot;; IF([.AM2]&gt;=0.67; &quot;D+&quot;; IF([.AM2]&gt;=0.64;&quot;D&quot;; IF([.AM2]&gt;=0.6; &quot;D-&quot;; &quot;F&quot;))))))))))))" office:value-type="string" office:string-value="F" calcext:value-type="string">
            <text:p>F</text:p>
          </table:table-cell>
          <table:table-cell table:style-name="ce17" table:formula="of:=VLOOKUP([.AN2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7" calcext:value-type="float">
            <text:p>77</text:p>
          </table:table-cell>
          <table:table-cell table:style-name="ce7"/>
          <table:table-cell/>
          <table:table-cell table:style-name="ce5" office:value-type="float" office:value="88" calcext:value-type="float">
            <text:p>8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K3] + [.AB3] + [.AG3] + [.AK3]" office:value-type="float" office:value="0" calcext:value-type="float">
            <text:p>0.00000</text:p>
          </table:table-cell>
          <table:table-cell table:style-name="ce15" table:formula="of:=IF([.AM3]&gt;=0.9875;&quot;A+&quot;;  IF([.AM3]&gt;=0.94; &quot;A&quot;; IF([.AM3]&gt;=0.9; &quot;A-&quot;; IF([.AM3]&gt;=0.87; &quot;B+&quot;; IF([.AM3]&gt;=0.84;&quot;B&quot;; IF([.AM3]&gt;=0.8; &quot;B-&quot;; IF([.AM3]&gt;=0.77; &quot;C+&quot;; IF([.AM3]&gt;=0.74;&quot;C&quot;; IF([.AM3]&gt;=0.7; &quot;C-&quot;; IF([.AM3]&gt;=0.67; &quot;D+&quot;; IF([.AM3]&gt;=0.64;&quot;D&quot;; IF([.AM3]&gt;=0.6; &quot;D-&quot;; &quot;F&quot;))))))))))))" office:value-type="string" office:string-value="F" calcext:value-type="string">
            <text:p>F</text:p>
          </table:table-cell>
          <table:table-cell table:style-name="ce17" table:formula="of:=VLOOKUP([.AN3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Cara Brosiu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table:number-columns-repeated="6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98" calcext:value-type="float">
            <text:p>98</text:p>
          </table:table-cell>
          <table:table-cell table:style-name="ce5" office:value-type="float" office:value="100" calcext:value-type="float">
            <text:p>100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K4] + [.AB4] + [.AG4] + [.AK4]" office:value-type="float" office:value="0" calcext:value-type="float">
            <text:p>0.00000</text:p>
          </table:table-cell>
          <table:table-cell table:style-name="ce15" table:formula="of:=IF([.AM4]&gt;=0.9875;&quot;A+&quot;;  IF([.AM4]&gt;=0.94; &quot;A&quot;; IF([.AM4]&gt;=0.9; &quot;A-&quot;; IF([.AM4]&gt;=0.87; &quot;B+&quot;; IF([.AM4]&gt;=0.84;&quot;B&quot;; IF([.AM4]&gt;=0.8; &quot;B-&quot;; IF([.AM4]&gt;=0.77; &quot;C+&quot;; IF([.AM4]&gt;=0.74;&quot;C&quot;; IF([.AM4]&gt;=0.7; &quot;C-&quot;; IF([.AM4]&gt;=0.67; &quot;D+&quot;; IF([.AM4]&gt;=0.64;&quot;D&quot;; IF([.AM4]&gt;=0.6; &quot;D-&quot;; &quot;F&quot;))))))))))))" office:value-type="string" office:string-value="F" calcext:value-type="string">
            <text:p>F</text:p>
          </table:table-cell>
          <table:table-cell table:style-name="ce17" table:formula="of:=VLOOKUP([.AN4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C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K5] + [.AB5] + [.AG5] + [.AK5]" office:value-type="float" office:value="0" calcext:value-type="float">
            <text:p>0.00000</text:p>
          </table:table-cell>
          <table:table-cell table:style-name="ce15" table:formula="of:=IF([.AM5]&gt;=0.9875;&quot;A+&quot;;  IF([.AM5]&gt;=0.94; &quot;A&quot;; IF([.AM5]&gt;=0.9; &quot;A-&quot;; IF([.AM5]&gt;=0.87; &quot;B+&quot;; IF([.AM5]&gt;=0.84;&quot;B&quot;; IF([.AM5]&gt;=0.8; &quot;B-&quot;; IF([.AM5]&gt;=0.77; &quot;C+&quot;; IF([.AM5]&gt;=0.74;&quot;C&quot;; IF([.AM5]&gt;=0.7; &quot;C-&quot;; IF([.AM5]&gt;=0.67; &quot;D+&quot;; IF([.AM5]&gt;=0.64;&quot;D&quot;; IF([.AM5]&gt;=0.6; &quot;D-&quot;; &quot;F&quot;))))))))))))" office:value-type="string" office:string-value="F" calcext:value-type="string">
            <text:p>F</text:p>
          </table:table-cell>
          <table:table-cell table:style-name="ce17" table:formula="of:=VLOOKUP([.AN5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Douglas Hanley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/>
          <table:table-cell/>
          <table:table-cell table:style-name="ce5" office:value-type="float" office:value="58" calcext:value-type="float">
            <text:p>58</text:p>
          </table:table-cell>
          <table:table-cell table:style-name="ce5" office:value-type="float" office:value="74" calcext:value-type="float">
            <text:p>74</text:p>
          </table:table-cell>
          <table:table-cell table:style-name="ce7"/>
          <table:table-cell/>
          <table:table-cell table:style-name="ce5" office:value-type="float" office:value="48" calcext:value-type="float">
            <text:p>48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K6] + [.AB6] + [.AG6] + [.AK6]" office:value-type="float" office:value="0" calcext:value-type="float">
            <text:p>0.00000</text:p>
          </table:table-cell>
          <table:table-cell table:style-name="ce15" table:formula="of:=IF([.AM6]&gt;=0.9875;&quot;A+&quot;;  IF([.AM6]&gt;=0.94; &quot;A&quot;; IF([.AM6]&gt;=0.9; &quot;A-&quot;; IF([.AM6]&gt;=0.87; &quot;B+&quot;; IF([.AM6]&gt;=0.84;&quot;B&quot;; IF([.AM6]&gt;=0.8; &quot;B-&quot;; IF([.AM6]&gt;=0.77; &quot;C+&quot;; IF([.AM6]&gt;=0.74;&quot;C&quot;; IF([.AM6]&gt;=0.7; &quot;C-&quot;; IF([.AM6]&gt;=0.67; &quot;D+&quot;; IF([.AM6]&gt;=0.64;&quot;D&quot;; IF([.AM6]&gt;=0.6; &quot;D-&quot;; &quot;F&quot;))))))))))))" office:value-type="string" office:string-value="F" calcext:value-type="string">
            <text:p>F</text:p>
          </table:table-cell>
          <table:table-cell table:style-name="ce17" table:formula="of:=VLOOKUP([.AN6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Lucas Hoesch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4" calcext:value-type="float">
            <text:p>74</text:p>
          </table:table-cell>
          <table:table-cell table:style-name="ce5" office:value-type="float" office:value="89" calcext:value-type="float">
            <text:p>89</text:p>
          </table:table-cell>
          <table:table-cell table:style-name="ce7"/>
          <table:table-cell/>
          <table:table-cell table:style-name="ce5" office:value-type="float" office:value="81" calcext:value-type="float">
            <text:p>81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K7] + [.AB7] + [.AG7] + [.AK7]" office:value-type="float" office:value="0" calcext:value-type="float">
            <text:p>0.00000</text:p>
          </table:table-cell>
          <table:table-cell table:style-name="ce15" table:formula="of:=IF([.AM7]&gt;=0.9875;&quot;A+&quot;;  IF([.AM7]&gt;=0.94; &quot;A&quot;; IF([.AM7]&gt;=0.9; &quot;A-&quot;; IF([.AM7]&gt;=0.87; &quot;B+&quot;; IF([.AM7]&gt;=0.84;&quot;B&quot;; IF([.AM7]&gt;=0.8; &quot;B-&quot;; IF([.AM7]&gt;=0.77; &quot;C+&quot;; IF([.AM7]&gt;=0.74;&quot;C&quot;; IF([.AM7]&gt;=0.7; &quot;C-&quot;; IF([.AM7]&gt;=0.67; &quot;D+&quot;; IF([.AM7]&gt;=0.64;&quot;D&quot;; IF([.AM7]&gt;=0.6; &quot;D-&quot;; &quot;F&quot;))))))))))))" office:value-type="string" office:string-value="F" calcext:value-type="string">
            <text:p>F</text:p>
          </table:table-cell>
          <table:table-cell table:style-name="ce17" table:formula="of:=VLOOKUP([.AN7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Braden Junker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2" calcext:value-type="float">
            <text:p>62</text:p>
          </table:table-cell>
          <table:table-cell table:style-name="ce5" office:value-type="float" office:value="53" calcext:value-type="float">
            <text:p>53</text:p>
          </table:table-cell>
          <table:table-cell table:style-name="ce7"/>
          <table:table-cell/>
          <table:table-cell table:style-name="ce5" office:value-type="float" office:value="64" calcext:value-type="float">
            <text:p>6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K8] + [.AB8] + [.AG8] + [.AK8]" office:value-type="float" office:value="0" calcext:value-type="float">
            <text:p>0.00000</text:p>
          </table:table-cell>
          <table:table-cell table:style-name="ce15" table:formula="of:=IF([.AM8]&gt;=0.9875;&quot;A+&quot;;  IF([.AM8]&gt;=0.94; &quot;A&quot;; IF([.AM8]&gt;=0.9; &quot;A-&quot;; IF([.AM8]&gt;=0.87; &quot;B+&quot;; IF([.AM8]&gt;=0.84;&quot;B&quot;; IF([.AM8]&gt;=0.8; &quot;B-&quot;; IF([.AM8]&gt;=0.77; &quot;C+&quot;; IF([.AM8]&gt;=0.74;&quot;C&quot;; IF([.AM8]&gt;=0.7; &quot;C-&quot;; IF([.AM8]&gt;=0.67; &quot;D+&quot;; IF([.AM8]&gt;=0.64;&quot;D&quot;; IF([.AM8]&gt;=0.6; &quot;D-&quot;; &quot;F&quot;))))))))))))" office:value-type="string" office:string-value="F" calcext:value-type="string">
            <text:p>F</text:p>
          </table:table-cell>
          <table:table-cell table:style-name="ce17" table:formula="of:=VLOOKUP([.AN8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Jai Redkar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number-columns-repeated="2" table:style-name="ce5" office:value-type="float" office:value="57" calcext:value-type="float">
            <text:p>57</text:p>
          </table:table-cell>
          <table:table-cell table:style-name="ce7"/>
          <table:table-cell/>
          <table:table-cell table:style-name="ce5" office:value-type="float" office:value="67" calcext:value-type="float">
            <text:p>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/>
          <table:table-cell table:style-name="ce15"/>
          <table:table-cell table:style-name="ce17"/>
          <table:table-cell table:number-columns-repeated="983"/>
        </table:table-row>
        <table:table-row table:style-name="ro1">
          <table:table-cell office:value-type="string" calcext:value-type="string">
            <text:p>Luke Regan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75" calcext:value-type="float">
            <text:p>7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-</text:p>
          </table:table-cell>
          <table:table-cell table:style-name="ce5"/>
          <table:table-cell table:style-name="ce7"/>
          <table:table-cell/>
          <table:table-cell table:style-name="ce14" table:formula="of:=[.K10] + [.AB10] + [.AG10] + [.AK10]" office:value-type="float" office:value="0" calcext:value-type="float">
            <text:p>0.00000</text:p>
          </table:table-cell>
          <table:table-cell table:style-name="ce15" table:formula="of:=IF([.AM10]&gt;=0.9875;&quot;A+&quot;;  IF([.AM10]&gt;=0.94; &quot;A&quot;; IF([.AM10]&gt;=0.9; &quot;A-&quot;; IF([.AM10]&gt;=0.87; &quot;B+&quot;; IF([.AM10]&gt;=0.84;&quot;B&quot;; IF([.AM10]&gt;=0.8; &quot;B-&quot;; IF([.AM10]&gt;=0.77; &quot;C+&quot;; IF([.AM10]&gt;=0.74;&quot;C&quot;; IF([.AM10]&gt;=0.7; &quot;C-&quot;; IF([.AM10]&gt;=0.67; &quot;D+&quot;; IF([.AM10]&gt;=0.64;&quot;D&quot;; IF([.AM10]&gt;=0.6; &quot;D-&quot;; &quot;F&quot;))))))))))))" office:value-type="string" office:string-value="F" calcext:value-type="string">
            <text:p>F</text:p>
          </table:table-cell>
          <table:table-cell table:style-name="ce17" table:formula="of:=VLOOKUP([.AN10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K11] + [.AB11] + [.AG11] + [.AK11]" office:value-type="float" office:value="0" calcext:value-type="float">
            <text:p>0.00000</text:p>
          </table:table-cell>
          <table:table-cell table:style-name="ce15" table:formula="of:=IF([.AM11]&gt;=0.9875;&quot;A+&quot;;  IF([.AM11]&gt;=0.94; &quot;A&quot;; IF([.AM11]&gt;=0.9; &quot;A-&quot;; IF([.AM11]&gt;=0.87; &quot;B+&quot;; IF([.AM11]&gt;=0.84;&quot;B&quot;; IF([.AM11]&gt;=0.8; &quot;B-&quot;; IF([.AM11]&gt;=0.77; &quot;C+&quot;; IF([.AM11]&gt;=0.74;&quot;C&quot;; IF([.AM11]&gt;=0.7; &quot;C-&quot;; IF([.AM11]&gt;=0.67; &quot;D+&quot;; IF([.AM11]&gt;=0.64;&quot;D&quot;; IF([.AM11]&gt;=0.6; &quot;D-&quot;; &quot;F&quot;))))))))))))" office:value-type="string" office:string-value="F" calcext:value-type="string">
            <text:p>F</text:p>
          </table:table-cell>
          <table:table-cell table:style-name="ce17" table:formula="of:=VLOOKUP([.AN11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Kyle Dilts</text:p>
          </table:table-cell>
          <table:table-cell office:value-type="string" calcext:value-type="string">
            <text:p>B-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K12] + [.AB12] + [.AG12] + [.AK12]" office:value-type="float" office:value="0" calcext:value-type="float">
            <text:p>0.00000</text:p>
          </table:table-cell>
          <table:table-cell table:style-name="ce15" table:formula="of:=IF([.AM12]&gt;=0.9875;&quot;A+&quot;;  IF([.AM12]&gt;=0.94; &quot;A&quot;; IF([.AM12]&gt;=0.9; &quot;A-&quot;; IF([.AM12]&gt;=0.87; &quot;B+&quot;; IF([.AM12]&gt;=0.84;&quot;B&quot;; IF([.AM12]&gt;=0.8; &quot;B-&quot;; IF([.AM12]&gt;=0.77; &quot;C+&quot;; IF([.AM12]&gt;=0.74;&quot;C&quot;; IF([.AM12]&gt;=0.7; &quot;C-&quot;; IF([.AM12]&gt;=0.67; &quot;D+&quot;; IF([.AM12]&gt;=0.64;&quot;D&quot;; IF([.AM12]&gt;=0.6; &quot;D-&quot;; &quot;F&quot;))))))))))))" office:value-type="string" office:string-value="F" calcext:value-type="string">
            <text:p>F</text:p>
          </table:table-cell>
          <table:table-cell table:style-name="ce17" table:formula="of:=VLOOKUP([.AN12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+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7"/>
          <table:table-cell/>
          <table:table-cell table:style-name="ce5" office:value-type="float" office:value="95" calcext:value-type="float">
            <text:p>9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-</text:p>
          </table:table-cell>
          <table:table-cell table:style-name="ce5"/>
          <table:table-cell table:style-name="ce7"/>
          <table:table-cell/>
          <table:table-cell table:style-name="ce14" table:formula="of:=[.K13] + [.AB13] + [.AG13] + [.AK13]" office:value-type="float" office:value="0" calcext:value-type="float">
            <text:p>0.00000</text:p>
          </table:table-cell>
          <table:table-cell table:style-name="ce15" table:formula="of:=IF([.AM13]&gt;=0.9875;&quot;A+&quot;;  IF([.AM13]&gt;=0.94; &quot;A&quot;; IF([.AM13]&gt;=0.9; &quot;A-&quot;; IF([.AM13]&gt;=0.87; &quot;B+&quot;; IF([.AM13]&gt;=0.84;&quot;B&quot;; IF([.AM13]&gt;=0.8; &quot;B-&quot;; IF([.AM13]&gt;=0.77; &quot;C+&quot;; IF([.AM13]&gt;=0.74;&quot;C&quot;; IF([.AM13]&gt;=0.7; &quot;C-&quot;; IF([.AM13]&gt;=0.67; &quot;D+&quot;; IF([.AM13]&gt;=0.64;&quot;D&quot;; IF([.AM13]&gt;=0.6; &quot;D-&quot;; &quot;F&quot;))))))))))))" office:value-type="string" office:string-value="F" calcext:value-type="string">
            <text:p>F</text:p>
          </table:table-cell>
          <table:table-cell table:style-name="ce17" table:formula="of:=VLOOKUP([.AN13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Hunter Hoesch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6" calcext:value-type="float">
            <text:p>66</text:p>
          </table:table-cell>
          <table:table-cell table:style-name="ce5" office:value-type="float" office:value="60" calcext:value-type="float">
            <text:p>60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F</text:p>
          </table:table-cell>
          <table:table-cell table:style-name="ce5"/>
          <table:table-cell table:style-name="ce7"/>
          <table:table-cell/>
          <table:table-cell table:style-name="ce14" table:formula="of:=[.K14] + [.AB14] + [.AG14] + [.AK14]" office:value-type="float" office:value="0" calcext:value-type="float">
            <text:p>0.00000</text:p>
          </table:table-cell>
          <table:table-cell table:style-name="ce15" table:formula="of:=IF([.AM14]&gt;=0.9875;&quot;A+&quot;;  IF([.AM14]&gt;=0.94; &quot;A&quot;; IF([.AM14]&gt;=0.9; &quot;A-&quot;; IF([.AM14]&gt;=0.87; &quot;B+&quot;; IF([.AM14]&gt;=0.84;&quot;B&quot;; IF([.AM14]&gt;=0.8; &quot;B-&quot;; IF([.AM14]&gt;=0.77; &quot;C+&quot;; IF([.AM14]&gt;=0.74;&quot;C&quot;; IF([.AM14]&gt;=0.7; &quot;C-&quot;; IF([.AM14]&gt;=0.67; &quot;D+&quot;; IF([.AM14]&gt;=0.64;&quot;D&quot;; IF([.AM14]&gt;=0.6; &quot;D-&quot;; &quot;F&quot;))))))))))))" office:value-type="string" office:string-value="F" calcext:value-type="string">
            <text:p>F</text:p>
          </table:table-cell>
          <table:table-cell table:style-name="ce17" table:formula="of:=VLOOKUP([.AN14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Race Mahoney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1" calcext:value-type="float">
            <text:p>71</text:p>
          </table:table-cell>
          <table:table-cell table:style-name="ce5" office:value-type="float" office:value="82" calcext:value-type="float">
            <text:p>82</text:p>
          </table:table-cell>
          <table:table-cell table:style-name="ce7"/>
          <table:table-cell/>
          <table:table-cell table:style-name="ce5" office:value-type="float" office:value="85" calcext:value-type="float">
            <text:p>85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K15] + [.AB15] + [.AG15] + [.AK15]" office:value-type="float" office:value="0" calcext:value-type="float">
            <text:p>0.00000</text:p>
          </table:table-cell>
          <table:table-cell table:style-name="ce15" table:formula="of:=IF([.AM15]&gt;=0.9875;&quot;A+&quot;;  IF([.AM15]&gt;=0.94; &quot;A&quot;; IF([.AM15]&gt;=0.9; &quot;A-&quot;; IF([.AM15]&gt;=0.87; &quot;B+&quot;; IF([.AM15]&gt;=0.84;&quot;B&quot;; IF([.AM15]&gt;=0.8; &quot;B-&quot;; IF([.AM15]&gt;=0.77; &quot;C+&quot;; IF([.AM15]&gt;=0.74;&quot;C&quot;; IF([.AM15]&gt;=0.7; &quot;C-&quot;; IF([.AM15]&gt;=0.67; &quot;D+&quot;; IF([.AM15]&gt;=0.64;&quot;D&quot;; IF([.AM15]&gt;=0.6; &quot;D-&quot;; &quot;F&quot;))))))))))))" office:value-type="string" office:string-value="F" calcext:value-type="string">
            <text:p>F</text:p>
          </table:table-cell>
          <table:table-cell table:style-name="ce17" table:formula="of:=VLOOKUP([.AN15]; [.$AT$2:.$AU$15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7"/>
        </table:table-row>
        <table:table-row table:style-name="ro1">
          <table:table-cell table:style-name="ce2" office:value-type="string" calcext:value-type="string">
            <text:p>Jenna Millin</text:p>
          </table:table-cell>
          <table:table-cell office:value-type="string" calcext:value-type="string">
            <text:p>B+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52" calcext:value-type="float">
            <text:p>52</text:p>
          </table:table-cell>
          <table:table-cell table:style-name="ce5" office:value-type="float" office:value="72" calcext:value-type="float">
            <text:p>72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K16] + [.AB16] + [.AG16] + [.AK16]" office:value-type="float" office:value="0" calcext:value-type="float">
            <text:p>0.00000</text:p>
          </table:table-cell>
          <table:table-cell table:style-name="ce15" table:formula="of:=IF([.AM16]&gt;=0.9875;&quot;A+&quot;;  IF([.AM16]&gt;=0.94; &quot;A&quot;; IF([.AM16]&gt;=0.9; &quot;A-&quot;; IF([.AM16]&gt;=0.87; &quot;B+&quot;; IF([.AM16]&gt;=0.84;&quot;B&quot;; IF([.AM16]&gt;=0.8; &quot;B-&quot;; IF([.AM16]&gt;=0.77; &quot;C+&quot;; IF([.AM16]&gt;=0.74;&quot;C&quot;; IF([.AM16]&gt;=0.7; &quot;C-&quot;; IF([.AM16]&gt;=0.67; &quot;D+&quot;; IF([.AM16]&gt;=0.64;&quot;D&quot;; IF([.AM16]&gt;=0.6; &quot;D-&quot;; &quot;F&quot;))))))))))))" office:value-type="string" office:string-value="F" calcext:value-type="string">
            <text:p>F</text:p>
          </table:table-cell>
          <table:table-cell table:style-name="ce17" table:formula="of:=VLOOKUP([.AN16]; [.$AT$2:.$AU$15]; 2; 0)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974"/>
        </table:table-row>
        <table:table-row table:style-name="ro1">
          <table:table-cell office:value-type="string" calcext:value-type="string">
            <text:p>Ahmad Raje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65" calcext:value-type="float">
            <text:p>65</text:p>
          </table:table-cell>
          <table:table-cell table:style-name="ce5" office:value-type="float" office:value="97" calcext:value-type="float">
            <text:p>97</text:p>
          </table:table-cell>
          <table:table-cell table:style-name="ce7"/>
          <table:table-cell/>
          <table:table-cell table:style-name="ce5" office:value-type="float" office:value="94" calcext:value-type="float">
            <text:p>94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C</text:p>
          </table:table-cell>
          <table:table-cell table:style-name="ce5"/>
          <table:table-cell table:style-name="ce7"/>
          <table:table-cell/>
          <table:table-cell table:style-name="ce14" table:formula="of:=[.K17] + [.AB17] + [.AG17] + [.AK17]" office:value-type="float" office:value="0" calcext:value-type="float">
            <text:p>0.00000</text:p>
          </table:table-cell>
          <table:table-cell table:style-name="ce15" table:formula="of:=IF([.AM17]&gt;=0.9875;&quot;A+&quot;;  IF([.AM17]&gt;=0.94; &quot;A&quot;; IF([.AM17]&gt;=0.9; &quot;A-&quot;; IF([.AM17]&gt;=0.87; &quot;B+&quot;; IF([.AM17]&gt;=0.84;&quot;B&quot;; IF([.AM17]&gt;=0.8; &quot;B-&quot;; IF([.AM17]&gt;=0.77; &quot;C+&quot;; IF([.AM17]&gt;=0.74;&quot;C&quot;; IF([.AM17]&gt;=0.7; &quot;C-&quot;; IF([.AM17]&gt;=0.67; &quot;D+&quot;; IF([.AM17]&gt;=0.64;&quot;D&quot;; IF([.AM17]&gt;=0.6; &quot;D-&quot;; &quot;F&quot;))))))))))))" office:value-type="string" office:string-value="F" calcext:value-type="string">
            <text:p>F</text:p>
          </table:table-cell>
          <table:table-cell table:style-name="ce17" table:formula="of:=VLOOKUP([.AN17]; [.$AT$2:.$AU$15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977"/>
        </table:table-row>
        <table:table-row table:style-name="ro1">
          <table:table-cell table:style-name="ce2" office:value-type="string" calcext:value-type="string">
            <text:p>Sam Rodman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7"/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A-</text:p>
          </table:table-cell>
          <table:table-cell table:style-name="ce5"/>
          <table:table-cell table:style-name="ce7"/>
          <table:table-cell/>
          <table:table-cell table:style-name="ce14" table:formula="of:=[.K18] + [.AB18] + [.AG18] + [.AK18]" office:value-type="float" office:value="0" calcext:value-type="float">
            <text:p>0.00000</text:p>
          </table:table-cell>
          <table:table-cell table:style-name="ce15" table:formula="of:=IF([.AM18]&gt;=0.9875;&quot;A+&quot;;  IF([.AM18]&gt;=0.94; &quot;A&quot;; IF([.AM18]&gt;=0.9; &quot;A-&quot;; IF([.AM18]&gt;=0.87; &quot;B+&quot;; IF([.AM18]&gt;=0.84;&quot;B&quot;; IF([.AM18]&gt;=0.8; &quot;B-&quot;; IF([.AM18]&gt;=0.77; &quot;C+&quot;; IF([.AM18]&gt;=0.74;&quot;C&quot;; IF([.AM18]&gt;=0.7; &quot;C-&quot;; IF([.AM18]&gt;=0.67; &quot;D+&quot;; IF([.AM18]&gt;=0.64;&quot;D&quot;; IF([.AM18]&gt;=0.6; &quot;D-&quot;; &quot;F&quot;))))))))))))" office:value-type="string" office:string-value="F" calcext:value-type="string">
            <text:p>F</text:p>
          </table:table-cell>
          <table:table-cell table:style-name="ce17" table:formula="of:=VLOOKUP([.AN18]; [.$AT$2:.$AU$15]; 2; 0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yan Yamada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7"/>
          <table:table-cell/>
          <table:table-cell table:number-columns-repeated="7" office:value-type="float" office:value="1" calcext:value-type="float">
            <text:p>1</text:p>
          </table:table-cell>
          <table:table-cell table:style-name="ce7"/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88" calcext:value-type="float">
            <text:p>88</text:p>
          </table:table-cell>
          <table:table-cell table:style-name="ce7"/>
          <table:table-cell/>
          <table:table-cell table:style-name="ce5" office:value-type="float" office:value="90" calcext:value-type="float">
            <text:p>90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office:value-type="string" calcext:value-type="string">
            <text:p>B</text:p>
          </table:table-cell>
          <table:table-cell table:style-name="ce5"/>
          <table:table-cell table:style-name="ce7"/>
          <table:table-cell/>
          <table:table-cell table:style-name="ce14" table:formula="of:=[.K19] + [.AB19] + [.AG19] + [.AK19]" office:value-type="float" office:value="0" calcext:value-type="float">
            <text:p>0.00000</text:p>
          </table:table-cell>
          <table:table-cell table:style-name="ce15" table:formula="of:=IF([.AM19]&gt;=0.9875;&quot;A+&quot;;  IF([.AM19]&gt;=0.94; &quot;A&quot;; IF([.AM19]&gt;=0.9; &quot;A-&quot;; IF([.AM19]&gt;=0.87; &quot;B+&quot;; IF([.AM19]&gt;=0.84;&quot;B&quot;; IF([.AM19]&gt;=0.8; &quot;B-&quot;; IF([.AM19]&gt;=0.77; &quot;C+&quot;; IF([.AM19]&gt;=0.74;&quot;C&quot;; IF([.AM19]&gt;=0.7; &quot;C-&quot;; IF([.AM19]&gt;=0.67; &quot;D+&quot;; IF([.AM19]&gt;=0.64;&quot;D&quot;; IF([.AM19]&gt;=0.6; &quot;D-&quot;; &quot;F&quot;))))))))))))" office:value-type="string" office:string-value="F" calcext:value-type="string">
            <text:p>F</text:p>
          </table:table-cell>
          <table:table-cell table:style-name="ce17" table:formula="of:=VLOOKUP([.AN19]; [.$AT$2:.$AU$15]; 2; 0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"/>
          <table:table-cell table:style-name="ce7"/>
          <table:table-cell table:number-columns-repeated="8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K20] + [.AB20] + [.AG20] + [.AK20]" office:value-type="float" office:value="0" calcext:value-type="float">
            <text:p>0.00000</text:p>
          </table:table-cell>
          <table:table-cell table:style-name="ce15" table:formula="of:=IF([.AM20]&gt;=0.9875;&quot;A+&quot;;  IF([.AM20]&gt;=0.94; &quot;A&quot;; IF([.AM20]&gt;=0.9; &quot;A-&quot;; IF([.AM20]&gt;=0.87; &quot;B+&quot;; IF([.AM20]&gt;=0.84;&quot;B&quot;; IF([.AM20]&gt;=0.8; &quot;B-&quot;; IF([.AM20]&gt;=0.77; &quot;C+&quot;; IF([.AM20]&gt;=0.74;&quot;C&quot;; IF([.AM20]&gt;=0.7; &quot;C-&quot;; IF([.AM20]&gt;=0.67; &quot;D+&quot;; IF([.AM20]&gt;=0.64;&quot;D&quot;; IF([.AM20]&gt;=0.6; &quot;D-&quot;; &quot;F&quot;))))))))))))" office:value-type="string" office:string-value="F" calcext:value-type="string">
            <text:p>F</text:p>
          </table:table-cell>
          <table:table-cell table:style-name="ce17" table:formula="of:=VLOOKUP([.AN20]; [.$AT$2:.$AU$15]; 2; 0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"/>
          <table:table-cell table:style-name="ce7"/>
          <table:table-cell table:number-columns-repeated="8"/>
          <table:table-cell table:style-name="ce7"/>
          <table:table-cell/>
          <table:table-cell table:style-name="ce5" table:formula="of:=AVERAGE([.V2:.V19])" office:value-type="float" office:value="70.1111111111111" calcext:value-type="float">
            <text:p>70.1111111111</text:p>
          </table:table-cell>
          <table:table-cell table:style-name="ce5" table:formula="of:=AVERAGE([.W2:.W19])" office:value-type="float" office:value="78.7777777777778" calcext:value-type="float">
            <text:p>78.7777777778</text:p>
          </table:table-cell>
          <table:table-cell table:style-name="ce7"/>
          <table:table-cell/>
          <table:table-cell table:style-name="ce5" table:formula="of:=AVERAGE([.Z2:.Z19])" office:value-type="float" office:value="79.1666666666667" calcext:value-type="float">
            <text:p>79.1666666667</text:p>
          </table:table-cell>
          <table:table-cell table:style-name="ce5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K21] + [.AB21] + [.AG21] + [.AK21]" office:value-type="float" office:value="0" calcext:value-type="float">
            <text:p>0.00000</text:p>
          </table:table-cell>
          <table:table-cell table:style-name="ce15" table:formula="of:=IF([.AM21]&gt;=0.9875;&quot;A+&quot;;  IF([.AM21]&gt;=0.94; &quot;A&quot;; IF([.AM21]&gt;=0.9; &quot;A-&quot;; IF([.AM21]&gt;=0.87; &quot;B+&quot;; IF([.AM21]&gt;=0.84;&quot;B&quot;; IF([.AM21]&gt;=0.8; &quot;B-&quot;; IF([.AM21]&gt;=0.77; &quot;C+&quot;; IF([.AM21]&gt;=0.74;&quot;C&quot;; IF([.AM21]&gt;=0.7; &quot;C-&quot;; IF([.AM21]&gt;=0.67; &quot;D+&quot;; IF([.AM21]&gt;=0.64;&quot;D&quot;; IF([.AM21]&gt;=0.6; &quot;D-&quot;; &quot;F&quot;))))))))))))" office:value-type="string" office:string-value="F" calcext:value-type="string">
            <text:p>F</text:p>
          </table:table-cell>
          <table:table-cell table:style-name="ce17" table:formula="of:=VLOOKUP([.AN21]; [.$AT$2:.$AU$15]; 2; 0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"/>
          <table:table-cell table:style-name="ce7"/>
          <table:table-cell table:number-columns-repeated="8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5" table:number-columns-repeated="3"/>
          <table:table-cell table:style-name="ce7"/>
          <table:table-cell/>
          <table:table-cell table:style-name="ce5" table:number-columns-repeated="2"/>
          <table:table-cell table:style-name="ce7"/>
          <table:table-cell/>
          <table:table-cell table:style-name="ce14" table:formula="of:=[.K22] + [.AB22] + [.AG22] + [.AK22]" office:value-type="float" office:value="0" calcext:value-type="float">
            <text:p>0.00000</text:p>
          </table:table-cell>
          <table:table-cell table:style-name="ce15" table:formula="of:=IF([.AM22]&gt;=0.9875;&quot;A+&quot;;  IF([.AM22]&gt;=0.94; &quot;A&quot;; IF([.AM22]&gt;=0.9; &quot;A-&quot;; IF([.AM22]&gt;=0.87; &quot;B+&quot;; IF([.AM22]&gt;=0.84;&quot;B&quot;; IF([.AM22]&gt;=0.8; &quot;B-&quot;; IF([.AM22]&gt;=0.77; &quot;C+&quot;; IF([.AM22]&gt;=0.74;&quot;C&quot;; IF([.AM22]&gt;=0.7; &quot;C-&quot;; IF([.AM22]&gt;=0.67; &quot;D+&quot;; IF([.AM22]&gt;=0.64;&quot;D&quot;; IF([.AM22]&gt;=0.6; &quot;D-&quot;; &quot;F&quot;))))))))))))" office:value-type="string" office:string-value="F" calcext:value-type="string">
            <text:p>F</text:p>
          </table:table-cell>
          <table:table-cell table:style-name="ce17" table:formula="of:=VLOOKUP([.AN22]; [.$AT$2:.$AU$15]; 2; 0)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"/>
          <table:table-cell table:style-name="ce8"/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10"/>
          <table:table-cell table:style-name="ce15" table:formula="of:=AVERAGE([.AM2:.AM19])" office:value-type="float" office:value="0" calcext:value-type="float">
            <text:p>0</text:p>
          </table:table-cell>
          <table:table-cell table:style-name="ce12"/>
          <table:table-cell table:style-name="ce15" table:formula="of:=AVERAGE([.AO2:.AO22])" office:value-type="float" office:value="0" calcext:value-type="float">
            <text:p>0</text:p>
          </table:table-cell>
          <table:table-cell table:number-columns-repeated="983"/>
        </table:table-row>
        <table:table-row table:style-name="ro1" table:number-rows-repeated="5">
          <table:table-cell table:number-columns-repeated="10"/>
          <table:table-cell table:style-name="ce8"/>
          <table:table-cell table:number-columns-repeated="8"/>
          <table:table-cell table:style-name="ce8"/>
          <table:table-cell table:number-columns-repeated="3"/>
          <table:table-cell table:style-name="ce8"/>
          <table:table-cell table:number-columns-repeated="3"/>
          <table:table-cell table:style-name="ce8"/>
          <table:table-cell table:number-columns-repeated="996"/>
        </table:table-row>
        <table:table-row table:style-name="ro1">
          <table:table-cell table:number-columns-repeated="10"/>
          <table:table-cell table:style-name="ce8"/>
          <table:table-cell table:number-columns-repeated="8"/>
          <table:table-cell table:style-name="ce8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17:56:55.656818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8T18:00:16.274173489</dc:date>
    <dc:creator>Gregory Kapfhammer</dc:creator>
    <meta:editing-duration>P6DT14H14S</meta:editing-duration>
    <meta:editing-cycles>226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536" meta:object-count="0"/>
  </office:meta>
</office:document-meta>
</file>